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pl" fo:country="PL" style:language-asian="pl" style:country-asian="PL"/>
    </style:style>
    <style:style style:name="P2" style:parent-style-name="Normal" style:family="paragraph">
      <style:text-properties fo:language="pl" fo:country="PL"/>
    </style:style>
    <style:style style:name="P3" style:parent-style-name="Normal" style:family="paragraph">
      <style:text-properties fo:language="pl" fo:country="PL"/>
    </style:style>
    <style:style style:name="P4" style:parent-style-name="Normal" style:family="paragraph">
      <style:text-properties fo:language="pl" fo:country="PL"/>
    </style:style>
    <style:style style:name="P5" style:parent-style-name="Heading2" style:family="paragraph">
      <style:text-properties fo:language="pl" fo:country="PL"/>
    </style:style>
    <style:style style:name="P6" style:parent-style-name="Normal" style:family="paragraph">
      <style:text-properties fo:language="pl" fo:country="PL"/>
    </style:style>
    <style:style style:name="P7" style:parent-style-name="Heading2" style:family="paragraph">
      <style:text-properties fo:language="pl" fo:country="PL"/>
    </style:style>
    <style:style style:name="P8" style:parent-style-name="Heading3" style:family="paragraph">
      <style:text-properties fo:language="pl" fo:country="PL"/>
    </style:style>
    <style:style style:name="T9" style:parent-style-name="Hyperlink" style:family="text">
      <style:text-properties fo:language="pl" fo:country="PL"/>
    </style:style>
    <style:style style:name="P10" style:parent-style-name="Normal" style:family="paragraph">
      <style:text-properties fo:language="pl" fo:country="PL"/>
    </style:style>
    <style:style style:name="P11" style:parent-style-name="Normal" style:family="paragraph">
      <style:text-properties fo:language="pl" fo:country="PL"/>
    </style:style>
    <style:style style:name="P12" style:parent-style-name="Normal" style:family="paragraph">
      <style:text-properties fo:language="pl" fo:country="PL"/>
    </style:style>
    <style:style style:name="T13" style:parent-style-name="DefaultParagraphFont" style:family="text">
      <style:text-properties fo:language="pl" fo:country="PL"/>
    </style:style>
    <style:style style:name="T14" style:parent-style-name="Hyperlink" style:family="text">
      <style:text-properties fo:language="pl" fo:country="PL"/>
    </style:style>
    <style:style style:name="P15" style:parent-style-name="Normal" style:family="paragraph">
      <style:text-properties fo:language="pl" fo:country="PL"/>
    </style:style>
    <style:style style:name="P16" style:parent-style-name="Heading3" style:family="paragraph">
      <style:text-properties fo:language="pl" fo:country="PL"/>
    </style:style>
    <style:style style:name="P17" style:parent-style-name="Normal" style:family="paragraph">
      <style:text-properties fo:language="pl" fo:country="PL"/>
    </style:style>
    <style:style style:name="P18" style:parent-style-name="Heading3" style:family="paragraph">
      <style:text-properties fo:language="pl" fo:country="PL"/>
    </style:style>
    <style:style style:name="P19" style:parent-style-name="Normal" style:family="paragraph">
      <style:text-properties fo:language="pl" fo:country="PL"/>
    </style:style>
    <style:style style:name="P20" style:parent-style-name="Normal" style:family="paragraph">
      <style:text-properties fo:language="pl" fo:country="PL"/>
    </style:style>
    <style:style style:name="P21" style:parent-style-name="Normal" style:family="paragraph">
      <style:text-properties fo:language="pl" fo:country="PL"/>
    </style:style>
    <style:style style:name="P22" style:parent-style-name="Normal" style:family="paragraph">
      <style:text-properties fo:language="pl" fo:country="PL"/>
    </style:style>
    <style:style style:name="P23" style:parent-style-name="Normal" style:family="paragraph">
      <style:text-properties fo:language="pl" fo:country="PL"/>
    </style:style>
    <style:style style:name="P24" style:parent-style-name="Normal" style:family="paragraph">
      <style:text-properties fo:language="pl" fo:country="PL"/>
    </style:style>
  </office:automatic-styles>
  <office:body>
    <office:text text:use-soft-page-breaks="true">
      <text:h text:style-name="P1" text:outline-level="1">WebGL tutorial</text:h>
      <text:p text:style-name="P2">WebGL umożliwia treściom internetowym używanie interfejsu API opartego na OpenGL ES 2.0 do renderowania 3D w HTML &lt;canvas&gt; w przeglądarkach, które go obsługują, bez użycia wtyczek.<text:s/></text:p>
      <text:p text:style-name="P3">Programy WebGL składają się z kodu sterującego napisanego w języku JavaScript oraz kodu efektów specjalnych (kod modułu cieniującego<text:s/>– shader code), który jest wykonywany na komputerowej jednostce przetwarzania grafiki (GPU). Elementy WebGL można mieszać z innymi elementami HTML i łączyć z innymi częściami strony lub tłem strony.</text:p>
      <text:p text:style-name="P4">W tym samouczku opisano, jak używać elementu &lt;canvas&gt; do rysowania grafiki WebGL, zaczynając od podstaw. Przedstawione przykłady powinny dać ci kilka jasnych pomysłów, co możesz zrobić z WebGL i zawierają fragmenty kodu, które mogą pomóc ci rozpocząć tworzenie własnej treści.</text:p>
      <text:h text:style-name="P5" text:outline-level="2">Zanim zaczniesz.</text:h>
      <text:p text:style-name="P6">Korzystanie z elementu &lt;canvas&gt; nie jest trudne, ale potrzebujesz podstawowej znajomości HTML i JavaScript. Element &lt;canvas&gt; i WebGL nie są obsługiwane w niektórych starszych przeglądarkach, ale są obsługiwane w najnowszych wersjach wszystkich głównych przeglądarek. Do rysowania grafiki na płótnie używamy obiektu kontekstowego JavaScript, który tworzy grafikę w locie.</text:p>
      <text:h text:style-name="P7" text:outline-level="2">W tym samouczku.<text:s/></text:h>
      <text:h text:style-name="P8" text:outline-level="3">Pierwsze kroki z WebGL</text:h>
      <text:p text:style-name="Normal"><text:a xlink:href="https://github.com/marcocollander/javascript-exercises/tree/main/webgl/getstarted" office:target-frame-name="_top" xlink:show="replace"><text:span text:style-name="T9">https://github.com/marcocollander/javascript-exercises/tree/main/webgl/getstarted</text:span></text:a></text:p>
      <text:p text:style-name="P10">Jak ustawić kontekst WebGL.</text:p>
      <text:p text:style-name="P11">WebGL umożliwia treściom internetowym korzystanie z interfejsu API opartego na OpenGL ES 2.0 w celu renderowania 2D i 3D w kanwie HTML w przeglądarkach, które go obsługują, bez użycia wtyczek. Programy WebGL składają się z kodu sterującego napisanego w języku JavaScript i kodu modułu cieniującego (GLSL), który jest wykonywany na jednostce przetwarzania grafiki (GPU) komputera. Elementy WebGL można mieszać z innymi elementami HTML i łączyć z innymi częściami strony lub tłem strony.</text:p>
      <text:p text:style-name="P12">Ten artykuł wprowadzi Cię w podstawy korzystania z WebGL. Zakłada się, że już rozumiesz matematykę związaną z grafiką 3D, a ten artykuł nie ma na celu udawania, że ​​sam próbuje cię nauczyć koncepcji grafiki 3D.</text:p>
      <text:p text:style-name="Normal"><text:span text:style-name="T13">Przykłady kodu w tym samouczku można również znaleźć w repozytorium<text:s/></text:span><text:a xlink:href="https://github.com/mdn/webgl-examples/tree/gh-pages/tutorial" office:target-frame-name="_top" xlink:show="replace"><text:span text:style-name="T14">webgl-examples na github</text:span></text:a></text:p>
      <text:p text:style-name="P15">Warto tutaj zauważyć, że ta seria artykułów przedstawia sam WebGL; jednak istnieje wiele dostępnych frameworków, które obejmują możliwości WebGL, ułatwiając tworzenie aplikacji i gier 3D, takich jak THREE.js i BABYLON.js.</text:p>
      <text:h text:style-name="P16" text:outline-level="3">Przygotowanie do renderowania w 3D</text:h>
      <text:p text:style-name="P17">Pierwszą rzeczą, której potrzebujesz, aby używać WebGL do renderowania, jest płótno<text:s/>(&lt;canvas&gt;&lt;/canvas&gt;</text:p>
      <text:soft-page-break/>
      <text:h text:style-name="P18" text:outline-level="3">Przygotowanie kontekstu WebGL</text:h>
      <text:p text:style-name="P19">Funkcja main () w naszym kodzie JavaScript jest wywoływana podczas ładowania skryptu. Jego celem jest ustawienie kontekstu WebGL i rozpoczęcie renderowania treści.</text:p>
      <text:p text:style-name="P20">Pierwszą rzeczą, jaką tutaj robimy, jest uzyskanie odniesienia do płótna, przypisanie go do zmiennej o nazwie canvas.</text:p>
      <text:p text:style-name="P21">Gdy mamy już płótno, próbujemy uzyskać dla niego WebGLRenderingContext, wywołując metodę getContext () i przekazując jej ciąg „webgl”. Jeśli przeglądarka nie obsługuje WebGL, getContext () zwróci wartość null. W takim przypadku wyświetlamy komunikat użytkownikowi i kończymy pracę.</text:p>
      <text:p text:style-name="P22">Jeśli kontekst zostanie pomyślnie zainicjowany, zmienna gl jest naszym odniesieniem do niego. W tym przypadku ustawiamy czysty kolor na czarny i usuwamy kontekst na ten kolor (przerysowanie płótna kolorem tła).</text:p>
      <text:p text:style-name="P23">W tym momencie masz wystarczająco dużo kodu, aby kontekst WebGL został pomyślnie zainicjowany, i powinieneś skończyć z dużym czarnym, pustym pudełkiem, gotowym i czekającym na otrzymanie treści.</text:p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ubuc, Zenon</meta:initial-creator>
    <dc:creator>Raubuc, Zenon</dc:creator>
    <meta:creation-date>2020-12-22T19:45:00Z</meta:creation-date>
    <dc:date>2020-12-22T20:22:00Z</dc:date>
    <meta:template xlink:href="Normal" xlink:type="simple"/>
    <meta:editing-cycles>1</meta:editing-cycles>
    <meta:editing-duration>PT2220S</meta:editing-duration>
    <meta:document-statistic meta:page-count="2" meta:paragraph-count="7" meta:word-count="524" meta:character-count="3667" meta:row-count="26" meta:non-whitespace-character-count="3150"/>
  </office:meta>
</office:document-meta>
</file>